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f28d" officeooo:paragraph-rsid="0004f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Ryan Blair, Garrett Leone</text:p>
      <text:p text:style-name="P1">2. Initial decisions: Python, Unix servers on Cal Poly</text:p>
      <text:p text:style-name="P1">3. Internal architecture</text:p>
      <text:p text:style-name="P1"><text:s text:c="3"/>Data - 2D arrays for the purpose of storing and accessing the data easily</text:p>
      <text:p text:style-name="P1">4. Task Log</text:p>
      <text:p text:style-name="P1"><text:s text:c="3"/>Creation of menu - Garrett/Ryan, 12:20 start, 12:30 end</text:p>
      <text:p text:style-name="P1"><text:s text:c="3"/>Creation of data array - Garrett/Ryan, 12:30 start, 13:00 end</text:p>
      <text:p text:style-name="P1"><text:s text:c="3"/>Functionality of menu choice - Garrett/Ryan, 13:00 start, 14:00 end</text:p>
      <text:p text:style-name="P1"><text:s text:c="3"/>Test cases - Garrett/Ryan, 11:10 start, 12:00 end</text:p>
      <text:p text:style-name="P1">5. Notes on testing</text:p>
      <text:p text:style-name="P1"><text:s text:c="4"/>Only bugs found were catching errors and improper commands and that took a relatively short</text:p>
      <text:p text:style-name="P1"><text:s text:c="4"/>amount of time. Everything else worked up to the current standards as required by the assignment.</text:p>
      <text:p text:style-name="P1">6. Anything else?</text:p>
      <text:p text:style-name="P1"><text:s text:c="4"/>No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blair </meta:initial-creator>
    <meta:creation-date>2017-09-21T12:20:10.453839676</meta:creation-date>
    <dc:date>2017-09-21T12:21:24.155302876</dc:date>
    <dc:creator>rablair </dc:creator>
    <meta:editing-duration>PT1M14S</meta:editing-duration>
    <meta:editing-cycles>1</meta:editing-cycles>
    <meta:document-statistic meta:table-count="0" meta:image-count="0" meta:object-count="0" meta:page-count="1" meta:paragraph-count="14" meta:word-count="110" meta:character-count="677" meta:non-whitespace-character-count="554"/>
    <meta:generator>LibreOffice/5.0.6.2$Linux_X86_64 LibreOffice_project/00$Build-2</meta:generator>
  </office:meta>
</office:document-meta>
</file>